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" svg:font-family="'Linux Libertine', Georgia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2cbc" officeooo:paragraph-rsid="00002cbc"/>
    </style:style>
    <style:style style:name="P2" style:family="paragraph" style:parent-style-name="Standard">
      <style:text-properties officeooo:rsid="00009c9b" officeooo:paragraph-rsid="00009c9b"/>
    </style:style>
    <style:style style:name="P3" style:family="paragraph" style:parent-style-name="Standard">
      <style:text-properties fo:font-variant="normal" fo:text-transform="none" fo:color="#000000" style:font-name="Linux Libertine" fo:letter-spacing="normal" fo:language="fr" fo:country="FR" fo:font-style="normal" fo:font-weight="normal" officeooo:rsid="00002cbc" officeooo:paragraph-rsid="00002cbc"/>
    </style:style>
    <style:style style:name="P4" style:family="paragraph" style:parent-style-name="Standard">
      <style:text-properties officeooo:rsid="0002f784" officeooo:paragraph-rsid="0002f784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22e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éthode Borda :</text:p>
      <text:p text:style-name="P1"/>
      <text:p text:style-name="P1">Méthode de vote pondéré. Avec k participants. À la fin du vote, on donne k points au 1<text:span text:style-name="T1">er</text:span> choix, k-1 points au 2<text:span text:style-name="T1">e</text:span> choix, jusqu'à 1 point pour le dernier. On fait la somme des points, le gagnant est celui qui a le plus de points.</text:p>
      <text:p text:style-name="P3"/>
      <text:p text:style-name="P2">Scrutin à vote unique transférable :</text:p>
      <text:p text:style-name="P2"/>
      <text:p text:style-name="P4">Il y a un classement de préférence.</text:p>
      <text:p text:style-name="P2">Calcul d'un quota pour être élu (plusieurs candidats peuvent être élus). Pour k candidats, il faut n élus. Le quota se calcule ainsi Quota = <text:span text:style-name="T3">[fonctionEntiere</text:span>(Nombre de votants/n+1)<text:span text:style-name="T3">]</text:span>+1.</text:p>
      <text:p text:style-name="P4">Un candidat peut être élu, s'il dépasse le quota.</text:p>
      <text:p text:style-name="P4">Si un candidat est élu, on « donne » ses voix aux autres candidats, dans les choix où il a gagné.</text:p>
      <text:p text:style-name="P4">(Nombre de voix pour ce choix/nombre de vote pour le candidat) * (quota - nombre de vote pour le candidat). Si un candidat dépasse le quota, il est élu.</text:p>
      <text:p text:style-name="P4">Sinon, on élimine le candidat qui a le plus de voix et on recalcule le nombre de voi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Libertine" svg:font-family="'Linux Libertine', Georgia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15:18:29.002162959</meta:creation-date>
    <dc:date>2015-04-22T16:07:08.422772822</dc:date>
    <meta:editing-duration>PT46M50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9" meta:word-count="167" meta:character-count="881" meta:non-whitespace-character-count="723"/>
  </office:meta>
</office:document-meta>
</file>